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24.39mm"/>
    </style:style>
    <style:style style:name="co17" style:family="table-column">
      <style:table-column-properties fo:break-before="auto" style:column-width="61.93mm"/>
    </style:style>
    <style:style style:name="co18" style:family="table-column">
      <style:table-column-properties fo:break-before="auto" style:column-width="45.16mm"/>
    </style:style>
    <style:style style:name="co7" style:family="table-column">
      <style:table-column-properties fo:break-before="auto" style:column-width="16.44mm"/>
    </style:style>
    <style:style style:name="co19" style:family="table-column">
      <style:table-column-properties fo:break-before="auto" style:column-width="33.55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8.48mm"/>
    </style:style>
    <style:style style:name="co10" style:family="table-column">
      <style:table-column-properties fo:break-before="auto" style:column-width="16.95mm"/>
    </style:style>
    <style:style style:name="co11" style:family="table-column">
      <style:table-column-properties fo:break-before="auto" style:column-width="35.47mm"/>
    </style:style>
    <style:style style:name="co12" style:family="table-column">
      <style:table-column-properties fo:break-before="auto" style:column-width="24.92mm"/>
    </style:style>
    <style:style style:name="co13" style:family="table-column">
      <style:table-column-properties fo:break-before="auto" style:column-width="20.06mm"/>
    </style:style>
    <style:style style:name="co14" style:family="table-column">
      <style:table-column-properties fo:break-before="auto" style:column-width="21.93mm"/>
    </style:style>
    <style:style style:name="co20" style:family="table-column">
      <style:table-column-properties fo:break-before="auto" style:column-width="36.64mm"/>
    </style:style>
    <style:style style:name="co21" style:family="table-column">
      <style:table-column-properties fo:break-before="auto" style:column-width="8.26mm"/>
    </style:style>
    <style:style style:name="co22" style:family="table-column">
      <style:table-column-properties fo:break-before="auto" style:column-width="17.02mm"/>
    </style:style>
    <style:style style:name="co23" style:family="table-column">
      <style:table-column-properties fo:break-before="auto" style:column-width="35.88mm"/>
    </style:style>
    <style:style style:name="co24" style:family="table-column">
      <style:table-column-properties fo:break-before="auto" style:column-width="25.03mm"/>
    </style:style>
    <style:style style:name="co25" style:family="table-column">
      <style:table-column-properties fo:break-before="auto" style:column-width="22.58mm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67mm" fo:break-before="auto" style:use-optimal-row-height="fals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14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11.09mm" fo:break-before="auto" style:use-optimal-row-height="true"/>
    </style:style>
    <style:style style:name="ro16" style:family="table-row">
      <style:table-row-properties style:row-height="6.07mm" fo:break-before="auto" style:use-optimal-row-height="true"/>
    </style:style>
    <style:style style:name="ro17" style:family="table-row">
      <style:table-row-properties style:row-height="21.06mm" fo:break-before="auto" style:use-optimal-row-height="true"/>
    </style:style>
    <style:style style:name="ro18" style:family="table-row">
      <style:table-row-properties style:row-height="5.82mm" fo:break-before="auto" style:use-optimal-row-height="true"/>
    </style:style>
    <style:style style:name="ro19" style:family="table-row">
      <style:table-row-properties style:row-height="11.64mm" fo:break-before="auto" style:use-optimal-row-height="false"/>
    </style:style>
    <style:style style:name="ro20" style:family="table-row">
      <style:table-row-properties style:row-height="6.09mm" fo:break-before="auto" style:use-optimal-row-height="false"/>
    </style:style>
    <style:style style:name="ro21" style:family="table-row">
      <style:table-row-properties style:row-height="12.44mm" fo:break-before="auto" style:use-optimal-row-height="false"/>
    </style:style>
    <style:style style:name="ro22" style:family="table-row">
      <style:table-row-properties style:row-height="16.67mm" fo:break-before="auto" style:use-optimal-row-height="true"/>
    </style:style>
    <style:style style:name="ro23" style:family="table-row">
      <style:table-row-properties style:row-height="14.29mm" fo:break-before="auto" style:use-optimal-row-height="false"/>
    </style:style>
    <style:style style:name="ro24" style:family="table-row">
      <style:table-row-properties style:row-height="22.23mm" fo:break-before="auto" style:use-optimal-row-height="true"/>
    </style:style>
    <style:style style:name="ro25" style:family="table-row">
      <style:table-row-properties style:row-height="13.49mm" fo:break-before="auto" style:use-optimal-row-height="false"/>
    </style:style>
    <style:style style:name="ro26" style:family="table-row">
      <style:table-row-properties style:row-height="5.03mm" fo:break-before="auto" style:use-optimal-row-height="true"/>
    </style:style>
    <style:style style:name="ro27" style:family="table-row">
      <style:table-row-properties style:row-height="6.35mm" fo:break-before="auto" style:use-optimal-row-height="false"/>
    </style:style>
    <style:style style:name="ro28" style:family="table-row">
      <style:table-row-properties style:row-height="8.2mm" fo:break-before="auto" style:use-optimal-row-height="false"/>
    </style:style>
    <style:style style:name="ro29" style:family="table-row">
      <style:table-row-properties style:row-height="11.11mm" fo:break-before="auto" style:use-optimal-row-height="true"/>
    </style:style>
    <style:style style:name="ro30" style:family="table-row">
      <style:table-row-properties style:row-height="11.38mm" fo:break-before="auto" style:use-optimal-row-height="false"/>
    </style:style>
    <style:style style:name="ro38" style:family="table-row">
      <style:table-row-properties style:row-height="12.17mm" fo:break-before="auto" style:use-optimal-row-height="false"/>
    </style:style>
    <style:style style:name="ro32" style:family="table-row">
      <style:table-row-properties style:row-height="5.57mm" fo:break-before="auto" style:use-optimal-row-height="true"/>
    </style:style>
    <style:style style:name="ro33" style:family="table-row">
      <style:table-row-properties style:row-height="11.11mm" fo:break-before="auto" style:use-optimal-row-height="fals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5.8mm" fo:break-before="auto" style:use-optimal-row-height="false"/>
    </style:style>
    <style:style style:name="ro36" style:family="table-row">
      <style:table-row-properties style:row-height="11.62mm" fo:break-before="auto" style:use-optimal-row-height="false"/>
    </style:style>
    <style:style style:name="ro37" style:family="table-row">
      <style:table-row-properties style:row-height="5.8mm" fo:break-before="auto" style:use-optimal-row-height="true"/>
    </style:style>
    <style:style style:name="ro39" style:family="table-row">
      <style:table-row-properties style:row-height="4.52mm" fo:break-before="auto" style:use-optimal-row-height="true"/>
    </style:style>
    <style:style style:name="ta3" style:family="table" style:master-page-name="PageStyle_5f_1_20_уровень">
      <style:table-properties table:display="true" style:writing-mode="lr-tb"/>
    </style:style>
    <style:style style:name="ta4" style:family="table" style:master-page-name="PageStyle_5f_Эмиссия">
      <style:table-properties table:display="true" style:writing-mode="lr-tb"/>
    </style:style>
    <style:style style:name="ta7" style:family="table" style:master-page-name="PageStyle_5f_2_20_уровень">
      <style:table-properties table:display="true" style:writing-mode="lr-tb"/>
    </style:style>
    <style:style style:name="ta6" style:family="table" style:master-page-name="PageStyle_5f_Данные">
      <style:table-properties table:display="true" style:writing-mode="lr-tb" tableooo:tab-color="#99cc00"/>
    </style:style>
    <style:style style:name="ta8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7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3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6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8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D$12]);NOT([.$C$13]=[.$D$13]);NOT((ROUND([.$C$14];2)=[.$D$14]));NOT([.$C$15]=[.$D$15]))))" style:apply-style-name="Excel_5f_CondFormat_5f_4_5f_2_5f_1" style:base-cell-address="'1 уровень'.D11"/>
    </style:style>
    <style:style style:name="ce71" style:family="table-cell" style:parent-style-name="Default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2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80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17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4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6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6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148" style:family="table-cell" style:parent-style-name="Default">
      <style:table-cell-properties style:cell-protect="none" style:print-content="true" fo:padding="0.71mm"/>
    </style:style>
    <style:style style:name="ce14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50" style:family="table-cell" style:parent-style-name="Default">
      <style:table-cell-properties style:cell-protect="protected formula-hidden" style:print-content="true" fo:padding="0.71mm"/>
    </style:style>
    <style:style style:name="ce15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59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3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8" style:family="table-cell" style:parent-style-name="Default" style:data-style-name="N3">
      <style:table-cell-properties style:cell-protect="none" style:print-content="true" fo:padding="0.71mm"/>
    </style:style>
    <style:style style:name="ce16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171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cell-protect="protected formula-hidden" style:print-content="true" fo:padding="0.71mm"/>
    </style:style>
    <style:style style:name="ce173" style:family="table-cell" style:parent-style-name="Default" style:data-style-name="N118">
      <style:table-cell-properties style:cell-protect="none" style:print-content="true" fo:padding="0.71mm"/>
    </style:style>
    <style:style style:name="ce174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 style:data-style-name="N118">
      <style:table-cell-properties style:cell-protect="none" style:print-content="true" style:diagonal-bl-tr="none" style:diagonal-tl-br="none" fo:border="0.74pt solid #1a1a1a" fo:padding="0.71mm" style:rotation-align="none"/>
    </style:style>
    <style:style style:name="ce176" style:family="table-cell" style:parent-style-name="Default" style:data-style-name="N118">
      <style:table-cell-properties style:cell-protect="none" style:print-content="true" style:diagonal-bl-tr="none" style:diagonal-tl-br="none" fo:border="0.74pt solid #1a1a1a" fo:padding="0.71mm" style:rotation-align="none"/>
      <style:text-properties fo:color="#00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18">
      <style:table-cell-properties style:cell-protect="protected formula-hidden" style:print-content="true" fo:padding="0.71mm"/>
    </style:style>
    <style:style style:name="ce178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7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0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1" style:family="table-cell" style:parent-style-name="Default" style:data-style-name="N12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/>
      <style:map style:condition="cell-content()&gt;0" style:apply-style-name="Excel_5f_CondFormat_5f_2_5f_1_5f_2" style:base-cell-address="'Данные (автомат)'.B3"/>
      <style:map style:condition="cell-content()&gt;-1" style:apply-style-name="Default" style:base-cell-address="'Данные (автомат)'.B3"/>
    </style:style>
    <style:style style:name="ce182" style:family="table-cell" style:parent-style-name="Default">
      <style:text-properties fo:color="#000000"/>
    </style:style>
    <style:style style:name="ce18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9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0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7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21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2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2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3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4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D$12]);NOT([.$C$13]=[.$D$13]);NOT((ROUND([.$C$14];2)=[.$D$14]));NOT([.$C$15]=[.$D$15]))))" style:apply-style-name="Excel_5f_CondFormat_5f_4_5f_2_5f_1" style:base-cell-address="'1 уровень'.D11"/>
    </style:style>
    <style:style style:name="ce225" style:family="table-cell" style:parent-style-name="Default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6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2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23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2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7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9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6">
        <office:forms form:automatic-focus="false" form:apply-design-mode="false"/>
        <table:table-column table:style-name="co8" table:visibility="collapse" table:default-cell-style-name="ce148"/>
        <table:table-column table:style-name="co9" table:default-cell-style-name="ce160"/>
        <table:table-column table:style-name="co10" table:default-cell-style-name="ce163"/>
        <table:table-column table:style-name="co11" table:default-cell-style-name="ce168"/>
        <table:table-column table:style-name="co12" table:default-cell-style-name="ce173"/>
        <table:table-column table:style-name="co13" table:visibility="collapse" table:default-cell-style-name="ce172"/>
        <table:table-column table:style-name="co7" table:default-cell-style-name="ce148"/>
        <table:table-column table:style-name="co14" table:default-cell-style-name="ce148"/>
        <table:table-column table:style-name="co20" table:default-cell-style-name="ce148"/>
        <table:table-column table:style-name="co7" table:number-columns-repeated="248" table:default-cell-style-name="ce148"/>
        <table:table-column table:style-name="co7" table:number-columns-repeated="767" table:default-cell-style-name="Default"/>
        <table:table-row table:style-name="ro32">
          <table:table-cell/>
          <table:table-cell table:style-name="ce151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2" table:visibility="collapse">
          <table:table-cell/>
          <table:table-cell table:style-name="ce151" table:formula="of:=COUNTIF([.C4:.C33]; &quot;&gt;0&quot;)" office:value-type="float" calcext:value-type="float"/>
          <table:table-cell table:formula="of:=SUMIF([.C4:.C33];&quot;&gt;0&quot;)" office:value-type="float" calcext:value-type="float"/>
          <table:table-cell table:formula="of:=SUM([.D4:.D33])" office:value-type="float" calcext:value-type="float"/>
          <table:table-cell table:style-name="ce168"/>
          <table:table-cell table:number-columns-repeated="1019"/>
        </table:table-row>
        <table:table-row table:style-name="ro33">
          <table:table-cell table:style-name="ce149"/>
          <table:table-cell table:style-name="ce152" office:value-type="string" calcext:value-type="string">
            <text:p>дни</text:p>
          </table:table-cell>
          <table:table-cell table:style-name="ce164" office:value-type="string" calcext:value-type="string">
            <text:p>Сделок, <text:s/>шт</text:p>
          </table:table-cell>
          <table:table-cell table:style-name="ce169" office:value-type="string" calcext:value-type="string">
            <text:p>объем сделок, руб.</text:p>
          </table:table-cell>
          <table:table-cell table:style-name="ce174" office:value-type="string" calcext:value-type="string">
            <text:p>Средневзвешенная цена, %</text:p>
          </table:table-cell>
          <table:table-cell table:style-name="ce178"/>
          <table:table-cell table:style-name="ce149" table:number-columns-repeated="1018"/>
        </table:table-row>
        <table:table-row table:style-name="ro32">
          <table:table-cell table:formula="of:=IF([.E4]&lt;&gt;0;MAX([.$A$3:.A3])+1;&quot;&quot;)"/>
          <table:table-cell table:style-name="ce158" office:value-type="float" office:value="1" calcext:value-type="float">
            <text:p>1</text:p>
          </table:table-cell>
          <table:table-cell table:style-name="ce165"/>
          <table:table-cell table:style-name="ce170"/>
          <table:table-cell table:style-name="ce175"/>
          <table:table-cell table:formula="of:=IF([.D4]&gt;0;ROUND([.D4]/([.E4]*10);0);0)" office:value-type="float" calcext:value-type="float"/>
          <table:table-cell table:number-columns-repeated="1018"/>
        </table:table-row>
        <table:table-row table:style-name="ro32">
          <table:table-cell table:formula="of:=IF([.E5]&lt;&gt;0;MAX([.$A$3:.A4])+1;&quot;&quot;)"/>
          <table:table-cell table:style-name="ce158" office:value-type="float" office:value="2" calcext:value-type="float">
            <text:p>2</text:p>
          </table:table-cell>
          <table:table-cell table:style-name="ce165"/>
          <table:table-cell table:style-name="ce170"/>
          <table:table-cell table:style-name="ce175"/>
          <table:table-cell table:formula="of:=IF([.D5]&gt;0;ROUND([.D5]/([.E5]*10);0);0)" office:value-type="float" calcext:value-type="float"/>
          <table:table-cell table:number-columns-repeated="1018"/>
        </table:table-row>
        <table:table-row table:style-name="ro32">
          <table:table-cell table:formula="of:=IF([.E6]&lt;&gt;0;MAX([.$A$3:.A5])+1;&quot;&quot;)"/>
          <table:table-cell table:style-name="ce158" office:value-type="float" office:value="3" calcext:value-type="float">
            <text:p>3</text:p>
          </table:table-cell>
          <table:table-cell table:style-name="ce165"/>
          <table:table-cell table:style-name="ce170"/>
          <table:table-cell table:style-name="ce175"/>
          <table:table-cell table:formula="of:=IF([.D6]&gt;0;ROUND([.D6]/([.E6]*10);0);0)" office:value-type="float" calcext:value-type="float"/>
          <table:table-cell table:number-columns-repeated="1018"/>
        </table:table-row>
        <table:table-row table:style-name="ro32">
          <table:table-cell table:formula="of:=IF([.E7]&lt;&gt;0;MAX([.$A$3:.A6])+1;&quot;&quot;)"/>
          <table:table-cell table:style-name="ce158" office:value-type="float" office:value="4" calcext:value-type="float">
            <text:p>4</text:p>
          </table:table-cell>
          <table:table-cell table:style-name="ce165"/>
          <table:table-cell table:style-name="ce170"/>
          <table:table-cell table:style-name="ce175"/>
          <table:table-cell table:formula="of:=IF([.D7]&gt;0;ROUND([.D7]/([.E7]*10);0);0)" office:value-type="float" calcext:value-type="float"/>
          <table:table-cell table:number-columns-repeated="1018"/>
        </table:table-row>
        <table:table-row table:style-name="ro32">
          <table:table-cell table:formula="of:=IF([.E8]&lt;&gt;0;MAX([.$A$3:.A7])+1;&quot;&quot;)"/>
          <table:table-cell table:style-name="ce158" office:value-type="float" office:value="5" calcext:value-type="float">
            <text:p>5</text:p>
          </table:table-cell>
          <table:table-cell table:style-name="ce165"/>
          <table:table-cell table:style-name="ce170"/>
          <table:table-cell table:style-name="ce175"/>
          <table:table-cell table:formula="of:=IF([.D8]&gt;0;ROUND([.D8]/([.E8]*10);0);0)" office:value-type="float" calcext:value-type="float"/>
          <table:table-cell table:number-columns-repeated="1018"/>
        </table:table-row>
        <table:table-row table:style-name="ro32">
          <table:table-cell table:formula="of:=IF([.E9]&lt;&gt;0;MAX([.$A$3:.A8])+1;&quot;&quot;)"/>
          <table:table-cell table:style-name="ce158" office:value-type="float" office:value="6" calcext:value-type="float">
            <text:p>6</text:p>
          </table:table-cell>
          <table:table-cell table:style-name="ce165"/>
          <table:table-cell table:style-name="ce170"/>
          <table:table-cell table:style-name="ce175"/>
          <table:table-cell table:formula="of:=IF([.D9]&gt;0;ROUND([.D9]/([.E9]*10);0);0)" office:value-type="float" calcext:value-type="float"/>
          <table:table-cell table:number-columns-repeated="1018"/>
        </table:table-row>
        <table:table-row table:style-name="ro32">
          <table:table-cell table:formula="of:=IF([.E10]&lt;&gt;0;MAX([.$A$3:.A9])+1;&quot;&quot;)"/>
          <table:table-cell table:style-name="ce158" office:value-type="float" office:value="7" calcext:value-type="float">
            <text:p>7</text:p>
          </table:table-cell>
          <table:table-cell table:style-name="ce165"/>
          <table:table-cell table:style-name="ce170"/>
          <table:table-cell table:style-name="ce175"/>
          <table:table-cell table:formula="of:=IF([.D10]&gt;0;ROUND([.D10]/([.E10]*10);0);0)" office:value-type="float" calcext:value-type="float"/>
          <table:table-cell table:number-columns-repeated="1018"/>
        </table:table-row>
        <table:table-row table:style-name="ro32">
          <table:table-cell table:formula="of:=IF([.E11]&lt;&gt;0;MAX([.$A$3:.A10])+1;&quot;&quot;)"/>
          <table:table-cell table:style-name="ce158" office:value-type="float" office:value="8" calcext:value-type="float">
            <text:p>8</text:p>
          </table:table-cell>
          <table:table-cell table:style-name="ce166"/>
          <table:table-cell table:style-name="ce171"/>
          <table:table-cell table:style-name="ce176"/>
          <table:table-cell table:formula="of:=IF([.D11]&gt;0;ROUND([.D11]/([.E11]*10);0);0)" office:value-type="float" calcext:value-type="float"/>
          <table:table-cell table:number-columns-repeated="1018"/>
        </table:table-row>
        <table:table-row table:style-name="ro32">
          <table:table-cell table:formula="of:=IF([.E12]&lt;&gt;0;MAX([.$A$3:.A11])+1;&quot;&quot;)"/>
          <table:table-cell table:style-name="ce158" office:value-type="float" office:value="9" calcext:value-type="float">
            <text:p>9</text:p>
          </table:table-cell>
          <table:table-cell table:style-name="ce165"/>
          <table:table-cell table:style-name="ce170"/>
          <table:table-cell table:style-name="ce175"/>
          <table:table-cell table:formula="of:=IF([.D12]&gt;0;ROUND([.D12]/([.E12]*10);0);0)" office:value-type="float" calcext:value-type="float"/>
          <table:table-cell table:number-columns-repeated="1018"/>
        </table:table-row>
        <table:table-row table:style-name="ro32">
          <table:table-cell table:formula="of:=IF([.E13]&lt;&gt;0;MAX([.$A$3:.A12])+1;&quot;&quot;)"/>
          <table:table-cell table:style-name="ce158" office:value-type="float" office:value="10" calcext:value-type="float">
            <text:p>10</text:p>
          </table:table-cell>
          <table:table-cell table:style-name="ce165"/>
          <table:table-cell table:style-name="ce170"/>
          <table:table-cell table:style-name="ce175"/>
          <table:table-cell table:formula="of:=IF([.D13]&gt;0;ROUND([.D13]/([.E13]*10);0);0)" office:value-type="float" calcext:value-type="float"/>
          <table:table-cell table:number-columns-repeated="1018"/>
        </table:table-row>
        <table:table-row table:style-name="ro32">
          <table:table-cell table:formula="of:=IF([.E14]&lt;&gt;0;MAX([.$A$3:.A13])+1;&quot;&quot;)"/>
          <table:table-cell table:style-name="ce158" office:value-type="float" office:value="11" calcext:value-type="float">
            <text:p>11</text:p>
          </table:table-cell>
          <table:table-cell table:style-name="ce165"/>
          <table:table-cell table:style-name="ce170"/>
          <table:table-cell table:style-name="ce175"/>
          <table:table-cell table:formula="of:=IF([.D14]&gt;0;ROUND([.D14]/([.E14]*10);0);0)" office:value-type="float" calcext:value-type="float"/>
          <table:table-cell table:number-columns-repeated="1018"/>
        </table:table-row>
        <table:table-row table:style-name="ro32">
          <table:table-cell table:formula="of:=IF([.E15]&lt;&gt;0;MAX([.$A$3:.A14])+1;&quot;&quot;)"/>
          <table:table-cell table:style-name="ce158" office:value-type="float" office:value="12" calcext:value-type="float">
            <text:p>12</text:p>
          </table:table-cell>
          <table:table-cell table:style-name="ce165"/>
          <table:table-cell table:style-name="ce170"/>
          <table:table-cell table:style-name="ce175"/>
          <table:table-cell table:formula="of:=IF([.D15]&gt;0;ROUND([.D15]/([.E15]*10);0);0)" office:value-type="float" calcext:value-type="float"/>
          <table:table-cell table:number-columns-repeated="1018"/>
        </table:table-row>
        <table:table-row table:style-name="ro32">
          <table:table-cell table:formula="of:=IF([.E16]&lt;&gt;0;MAX([.$A$3:.A15])+1;&quot;&quot;)"/>
          <table:table-cell table:style-name="ce158" office:value-type="float" office:value="13" calcext:value-type="float">
            <text:p>13</text:p>
          </table:table-cell>
          <table:table-cell table:style-name="ce165"/>
          <table:table-cell table:style-name="ce170"/>
          <table:table-cell table:style-name="ce175"/>
          <table:table-cell table:formula="of:=IF([.D16]&gt;0;ROUND([.D16]/([.E16]*10);0);0)" office:value-type="float" calcext:value-type="float"/>
          <table:table-cell table:number-columns-repeated="1018"/>
        </table:table-row>
        <table:table-row table:style-name="ro32">
          <table:table-cell table:formula="of:=IF([.E17]&lt;&gt;0;MAX([.$A$3:.A16])+1;&quot;&quot;)"/>
          <table:table-cell table:style-name="ce158" office:value-type="float" office:value="14" calcext:value-type="float">
            <text:p>14</text:p>
          </table:table-cell>
          <table:table-cell table:style-name="ce165"/>
          <table:table-cell table:style-name="ce170"/>
          <table:table-cell table:style-name="ce175"/>
          <table:table-cell table:formula="of:=IF([.D17]&gt;0;ROUND([.D17]/([.E17]*10);0);0)" office:value-type="float" calcext:value-type="float"/>
          <table:table-cell table:number-columns-repeated="1018"/>
        </table:table-row>
        <table:table-row table:style-name="ro32">
          <table:table-cell table:formula="of:=IF([.E18]&lt;&gt;0;MAX([.$A$3:.A17])+1;&quot;&quot;)"/>
          <table:table-cell table:style-name="ce158" office:value-type="float" office:value="15" calcext:value-type="float">
            <text:p>15</text:p>
          </table:table-cell>
          <table:table-cell table:style-name="ce165"/>
          <table:table-cell table:style-name="ce170"/>
          <table:table-cell table:style-name="ce175"/>
          <table:table-cell table:formula="of:=IF([.D18]&gt;0;ROUND([.D18]/([.E18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16" calcext:value-type="float">
            <text:p>16</text:p>
          </table:table-cell>
          <table:table-cell table:style-name="ce165"/>
          <table:table-cell table:style-name="ce170"/>
          <table:table-cell table:style-name="ce175"/>
          <table:table-cell table:formula="of:=IF([.D19]&gt;0;ROUND([.D19]/([.E19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17" calcext:value-type="float">
            <text:p>17</text:p>
          </table:table-cell>
          <table:table-cell table:style-name="ce165"/>
          <table:table-cell table:style-name="ce170"/>
          <table:table-cell table:style-name="ce175"/>
          <table:table-cell table:formula="of:=IF([.D20]&gt;0;ROUND([.D20]/([.E20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18" calcext:value-type="float">
            <text:p>18</text:p>
          </table:table-cell>
          <table:table-cell table:style-name="ce165"/>
          <table:table-cell table:style-name="ce170"/>
          <table:table-cell table:style-name="ce175"/>
          <table:table-cell table:formula="of:=IF([.D21]&gt;0;ROUND([.D21]/([.E21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19" calcext:value-type="float">
            <text:p>19</text:p>
          </table:table-cell>
          <table:table-cell table:style-name="ce165"/>
          <table:table-cell table:style-name="ce170"/>
          <table:table-cell table:style-name="ce175"/>
          <table:table-cell table:formula="of:=IF([.D22]&gt;0;ROUND([.D22]/([.E22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0" calcext:value-type="float">
            <text:p>20</text:p>
          </table:table-cell>
          <table:table-cell table:style-name="ce165"/>
          <table:table-cell table:style-name="ce170"/>
          <table:table-cell table:style-name="ce175"/>
          <table:table-cell table:formula="of:=IF([.D23]&gt;0;ROUND([.D23]/([.E23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1" calcext:value-type="float">
            <text:p>21</text:p>
          </table:table-cell>
          <table:table-cell table:style-name="ce165"/>
          <table:table-cell table:style-name="ce170"/>
          <table:table-cell table:style-name="ce175"/>
          <table:table-cell table:formula="of:=IF([.D24]&gt;0;ROUND([.D24]/([.E24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2" calcext:value-type="float">
            <text:p>22</text:p>
          </table:table-cell>
          <table:table-cell table:style-name="ce165"/>
          <table:table-cell table:style-name="ce170"/>
          <table:table-cell table:style-name="ce175"/>
          <table:table-cell table:formula="of:=IF([.D25]&gt;0;ROUND([.D25]/([.E25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3" calcext:value-type="float">
            <text:p>23</text:p>
          </table:table-cell>
          <table:table-cell table:style-name="ce165"/>
          <table:table-cell table:style-name="ce170"/>
          <table:table-cell table:style-name="ce175"/>
          <table:table-cell table:formula="of:=IF([.D26]&gt;0;ROUND([.D26]/([.E26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4" calcext:value-type="float">
            <text:p>24</text:p>
          </table:table-cell>
          <table:table-cell table:style-name="ce165"/>
          <table:table-cell table:style-name="ce170"/>
          <table:table-cell table:style-name="ce175"/>
          <table:table-cell table:formula="of:=IF([.D27]&gt;0;ROUND([.D27]/([.E27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5" calcext:value-type="float">
            <text:p>25</text:p>
          </table:table-cell>
          <table:table-cell table:style-name="ce165"/>
          <table:table-cell table:style-name="ce170"/>
          <table:table-cell table:style-name="ce175"/>
          <table:table-cell table:formula="of:=IF([.D28]&gt;0;ROUND([.D28]/([.E28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6" calcext:value-type="float">
            <text:p>26</text:p>
          </table:table-cell>
          <table:table-cell table:style-name="ce165"/>
          <table:table-cell table:style-name="ce170"/>
          <table:table-cell table:style-name="ce175"/>
          <table:table-cell table:formula="of:=IF([.D29]&gt;0;ROUND([.D29]/([.E29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7" calcext:value-type="float">
            <text:p>27</text:p>
          </table:table-cell>
          <table:table-cell table:style-name="ce165"/>
          <table:table-cell table:style-name="ce170"/>
          <table:table-cell table:style-name="ce175"/>
          <table:table-cell table:formula="of:=IF([.D30]&gt;0;ROUND([.D30]/([.E30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8" calcext:value-type="float">
            <text:p>28</text:p>
          </table:table-cell>
          <table:table-cell table:style-name="ce165"/>
          <table:table-cell table:style-name="ce170"/>
          <table:table-cell table:style-name="ce175"/>
          <table:table-cell table:formula="of:=IF([.D31]&gt;0;ROUND([.D31]/([.E31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29" calcext:value-type="float">
            <text:p>29</text:p>
          </table:table-cell>
          <table:table-cell table:style-name="ce165"/>
          <table:table-cell table:style-name="ce170"/>
          <table:table-cell table:style-name="ce175"/>
          <table:table-cell table:formula="of:=IF([.D32]&gt;0;ROUND([.D32]/([.E32]*10);0);0)" office:value-type="float" calcext:value-type="float"/>
          <table:table-cell table:number-columns-repeated="1018"/>
        </table:table-row>
        <table:table-row table:style-name="ro32">
          <table:table-cell/>
          <table:table-cell table:style-name="ce158" office:value-type="float" office:value="30" calcext:value-type="float">
            <text:p>30</text:p>
          </table:table-cell>
          <table:table-cell table:style-name="ce165"/>
          <table:table-cell table:style-name="ce170"/>
          <table:table-cell table:style-name="ce175"/>
          <table:table-cell table:formula="of:=IF([.D33]&gt;0;ROUND([.D33]/([.E33]*10);0);0)" office:value-type="float" calcext:value-type="float"/>
          <table:table-cell table:number-columns-repeated="1018"/>
        </table:table-row>
        <table:table-row table:style-name="ro32" table:visibility="collapse">
          <table:table-cell table:style-name="ce150"/>
          <table:table-cell table:style-name="ce159"/>
          <table:table-cell table:style-name="ce167" table:formula="of:=SUMIF([.C4:.C33];&quot;&gt;0&quot;)" office:value-type="float" calcext:value-type="float"/>
          <table:table-cell table:style-name="ce167" table:formula="of:=SUM([.D4:.D33])" office:value-type="float" calcext:value-type="float"/>
          <table:table-cell table:style-name="ce167" table:formula="of:=SUM([.E4:.E33])" office:value-type="float" calcext:value-type="float"/>
          <table:table-cell table:style-name="ce167" table:formula="of:=SUM([.F4:.F33])" office:value-type="float" calcext:value-type="float"/>
          <table:table-cell table:style-name="ce150" table:number-columns-repeated="1018"/>
        </table:table-row>
        <table:table-row table:style-name="ro32" table:visibility="collapse">
          <table:table-cell table:style-name="ce150"/>
          <table:table-cell table:style-name="ce159"/>
          <table:table-cell table:style-name="ce167" table:formula="of:=COUNTIF([.C4:.C33];&quot;&gt;0&quot;)" office:value-type="float" calcext:value-type="float"/>
          <table:table-cell table:style-name="ce172"/>
          <table:table-cell table:style-name="ce177"/>
          <table:table-cell/>
          <table:table-cell table:style-name="ce150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Данные (автомат)" table:style-name="ta8">
        <office:forms form:automatic-focus="false" form:apply-design-mode="false"/>
        <table:table-column table:style-name="co21" table:default-cell-style-name="ce158"/>
        <table:table-column table:style-name="co22" table:default-cell-style-name="ce179"/>
        <table:table-column table:style-name="co23" table:default-cell-style-name="ce180"/>
        <table:table-column table:style-name="co24" table:default-cell-style-name="ce181"/>
        <table:table-column table:style-name="co25" table:visibility="collapse" table:default-cell-style-name="ce182"/>
        <table:table-row table:style-name="ro35">
          <table:table-cell table:style-name="ce151" office:value-type="string" calcext:value-type="string">
            <text:p>Торговые дни (в течении 30 календарных дней)</text:p>
          </table:table-cell>
          <table:table-cell table:style-name="ce163"/>
          <table:table-cell table:style-name="ce168"/>
          <table:table-cell table:style-name="ce173"/>
          <table:table-cell table:style-name="Default"/>
        </table:table-row>
        <table:table-row table:style-name="ro36">
          <table:table-cell table:style-name="ce152" office:value-type="string" calcext:value-type="string">
            <text:p>дни</text:p>
          </table:table-cell>
          <table:table-cell table:style-name="ce164" office:value-type="string" calcext:value-type="string">
            <text:p>Сделок, <text:s/>шт</text:p>
          </table:table-cell>
          <table:table-cell table:style-name="ce169" office:value-type="string" calcext:value-type="string">
            <text:p>объем сделок, руб.</text:p>
          </table:table-cell>
          <table:table-cell table:style-name="ce174" office:value-type="string" calcext:value-type="string">
            <text:p>Средневзвешенная цена, %</text:p>
          </table:table-cell>
          <table:table-cell table:style-name="Default"/>
        </table:table-row>
        <table:table-row>
          <table:table-cell office:value-type="float" office:value="1" calcext:value-type="float">
            <text:p>1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1000275000.0">
            <text:p>1000275000.0</text:p>
          </table:table-cell>
          <table:table-cell office:value-type="float" calcext:value-type="float" office:value="100.028">
            <text:p>100.028</text:p>
          </table:table-cell>
          <table:table-cell table:formula="of:=IF([.D4]&gt;0;ROUND([.D4]/([.E4]*10);0);0)" office:value-type="float" calcext:value-type="float"/>
        </table:table-row>
        <table:table-row>
          <table:table-cell office:value-type="float" office:value="2" calcext:value-type="float">
            <text:p>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5]&gt;0;ROUND([.D5]/([.E5]*10);0);0)" office:value-type="float" calcext:value-type="float"/>
        </table:table-row>
        <table:table-row>
          <table:table-cell office:value-type="float" office:value="3" calcext:value-type="float">
            <text:p>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6]&gt;0;ROUND([.D6]/([.E6]*10);0);0)" office:value-type="float" calcext:value-type="float"/>
        </table:table-row>
        <table:table-row>
          <table:table-cell office:value-type="float" office:value="4" calcext:value-type="float">
            <text:p>4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7]&gt;0;ROUND([.D7]/([.E7]*10);0);0)" office:value-type="float" calcext:value-type="float"/>
        </table:table-row>
        <table:table-row>
          <table:table-cell office:value-type="float" office:value="5" calcext:value-type="float">
            <text:p>5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000100000.0">
            <text:p>1000100000.0</text:p>
          </table:table-cell>
          <table:table-cell office:value-type="float" calcext:value-type="float" office:value="100.01">
            <text:p>100.01</text:p>
          </table:table-cell>
          <table:table-cell table:formula="of:=IF([.D8]&gt;0;ROUND([.D8]/([.E8]*10);0);0)" office:value-type="float" calcext:value-type="float"/>
        </table:table-row>
        <table:table-row>
          <table:table-cell office:value-type="float" office:value="6" calcext:value-type="float">
            <text:p>6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9]&gt;0;ROUND([.D9]/([.E9]*10);0);0)" office:value-type="float" calcext:value-type="float"/>
        </table:table-row>
        <table:table-row>
          <table:table-cell office:value-type="float" office:value="7" calcext:value-type="float">
            <text:p>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10]&gt;0;ROUND([.D10]/([.E10]*10);0);0)" office:value-type="float" calcext:value-type="float"/>
        </table:table-row>
        <table:table-row>
          <table:table-cell office:value-type="float" office:value="8" calcext:value-type="float">
            <text:p>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11]&gt;0;ROUND([.D11]/([.E11]*10);0);0)" office:value-type="float" calcext:value-type="float"/>
        </table:table-row>
        <table:table-row>
          <table:table-cell office:value-type="float" office:value="9" calcext:value-type="float">
            <text:p>9</text:p>
          </table:table-cell>
          <table:table-cell office:value-type="float" calcext:value-type="float" office:value="2">
            <text:p>2</text:p>
          </table:table-cell>
          <table:table-cell office:value-type="float" calcext:value-type="float" office:value="495074250.0">
            <text:p>495074250.0</text:p>
          </table:table-cell>
          <table:table-cell office:value-type="float" calcext:value-type="float" office:value="100.015">
            <text:p>100.015</text:p>
          </table:table-cell>
          <table:table-cell table:formula="of:=IF([.D12]&gt;0;ROUND([.D12]/([.E12]*10);0);0)" office:value-type="float" calcext:value-type="float"/>
        </table:table-row>
        <table:table-row>
          <table:table-cell office:value-type="float" office:value="10" calcext:value-type="float">
            <text:p>10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6000772005.17">
            <text:p>6000772005.17</text:p>
          </table:table-cell>
          <table:table-cell office:value-type="float" calcext:value-type="float" office:value="100.012">
            <text:p>100.012</text:p>
          </table:table-cell>
          <table:table-cell table:formula="of:=IF([.D13]&gt;0;ROUND([.D13]/([.E13]*10);0);0)" office:value-type="float" calcext:value-type="float"/>
        </table:table-row>
        <table:table-row>
          <table:table-cell office:value-type="float" office:value="11" calcext:value-type="float">
            <text:p>1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14]&gt;0;ROUND([.D14]/([.E14]*10);0);0)" office:value-type="float" calcext:value-type="float"/>
        </table:table-row>
        <table:table-row>
          <table:table-cell office:value-type="float" office:value="12" calcext:value-type="float">
            <text:p>12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39003900.0">
            <text:p>39003900.0</text:p>
          </table:table-cell>
          <table:table-cell office:value-type="float" calcext:value-type="float" office:value="100.01">
            <text:p>100.01</text:p>
          </table:table-cell>
          <table:table-cell table:formula="of:=IF([.D15]&gt;0;ROUND([.D15]/([.E15]*10);0);0)" office:value-type="float" calcext:value-type="float"/>
        </table:table-row>
        <table:table-row>
          <table:table-cell office:value-type="float" office:value="13" calcext:value-type="float">
            <text:p>13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16]&gt;0;ROUND([.D16]/([.E16]*10);0);0)" office:value-type="float" calcext:value-type="float"/>
        </table:table-row>
        <table:table-row>
          <table:table-cell office:value-type="float" office:value="14" calcext:value-type="float">
            <text:p>14</text:p>
          </table:table-cell>
          <table:table-cell office:value-type="float" calcext:value-type="float" office:value="3">
            <text:p>3</text:p>
          </table:table-cell>
          <table:table-cell office:value-type="float" calcext:value-type="float" office:value="399975991.6">
            <text:p>399975991.6</text:p>
          </table:table-cell>
          <table:table-cell office:value-type="float" calcext:value-type="float" office:value="100.012">
            <text:p>100.012</text:p>
          </table:table-cell>
          <table:table-cell table:formula="of:=IF([.D17]&gt;0;ROUND([.D17]/([.E17]*10);0);0)" office:value-type="float" calcext:value-type="float"/>
        </table:table-row>
        <table:table-row>
          <table:table-cell office:value-type="float" office:value="15" calcext:value-type="float">
            <text:p>15</text:p>
          </table:table-cell>
          <table:table-cell office:value-type="float" calcext:value-type="float" office:value="4">
            <text:p>4</text:p>
          </table:table-cell>
          <table:table-cell office:value-type="float" calcext:value-type="float" office:value="1650198000.0">
            <text:p>1650198000.0</text:p>
          </table:table-cell>
          <table:table-cell office:value-type="float" calcext:value-type="float" office:value="100.012">
            <text:p>100.012</text:p>
          </table:table-cell>
          <table:table-cell table:formula="of:=IF([.D18]&gt;0;ROUND([.D18]/([.E18]*10);0);0)" office:value-type="float" calcext:value-type="float"/>
        </table:table-row>
        <table:table-row>
          <table:table-cell office:value-type="float" office:value="16" calcext:value-type="float">
            <text:p>16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14002160000.0">
            <text:p>14002160000.0</text:p>
          </table:table-cell>
          <table:table-cell office:value-type="float" calcext:value-type="float" office:value="100.016">
            <text:p>100.016</text:p>
          </table:table-cell>
          <table:table-cell table:formula="of:=IF([.D19]&gt;0;ROUND([.D19]/([.E19]*10);0);0)" office:value-type="float" calcext:value-type="float"/>
        </table:table-row>
        <table:table-row>
          <table:table-cell office:value-type="float" office:value="17" calcext:value-type="float">
            <text:p>17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0]&gt;0;ROUND([.D20]/([.E20]*10);0);0)" office:value-type="float" calcext:value-type="float"/>
        </table:table-row>
        <table:table-row>
          <table:table-cell office:value-type="float" office:value="18" calcext:value-type="float">
            <text:p>18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1]&gt;0;ROUND([.D21]/([.E21]*10);0);0)" office:value-type="float" calcext:value-type="float"/>
        </table:table-row>
        <table:table-row>
          <table:table-cell office:value-type="float" office:value="19" calcext:value-type="float">
            <text:p>19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2]&gt;0;ROUND([.D22]/([.E22]*10);0);0)" office:value-type="float" calcext:value-type="float"/>
        </table:table-row>
        <table:table-row>
          <table:table-cell office:value-type="float" office:value="20" calcext:value-type="float">
            <text:p>2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3]&gt;0;ROUND([.D23]/([.E23]*10);0);0)" office:value-type="float" calcext:value-type="float"/>
        </table:table-row>
        <table:table-row>
          <table:table-cell office:value-type="float" office:value="21" calcext:value-type="float">
            <text:p>2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4]&gt;0;ROUND([.D24]/([.E24]*10);0);0)" office:value-type="float" calcext:value-type="float"/>
        </table:table-row>
        <table:table-row>
          <table:table-cell office:value-type="float" office:value="22" calcext:value-type="float">
            <text:p>22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.0">
            <text:p>0.0</text:p>
          </table:table-cell>
          <table:table-cell office:value-type="float" calcext:value-type="float" office:value="0">
            <text:p>0</text:p>
          </table:table-cell>
          <table:table-cell table:formula="of:=IF([.D25]&gt;0;ROUND([.D25]/([.E25]*10);0);0)" office:value-type="float" calcext:value-type="float"/>
        </table:table-row>
        <table:table-row>
          <table:table-cell office:value-type="float" office:value="23" calcext:value-type="float">
            <text:p>23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26]&gt;0;ROUND([.D26]/([.E26]*10);0);0)" office:value-type="float" calcext:value-type="float"/>
        </table:table-row>
        <table:table-row>
          <table:table-cell office:value-type="float" office:value="24" calcext:value-type="float">
            <text:p>24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27]&gt;0;ROUND([.D27]/([.E27]*10);0);0)" office:value-type="float" calcext:value-type="float"/>
        </table:table-row>
        <table:table-row>
          <table:table-cell office:value-type="float" office:value="25" calcext:value-type="float">
            <text:p>25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28]&gt;0;ROUND([.D28]/([.E28]*10);0);0)" office:value-type="float" calcext:value-type="float"/>
        </table:table-row>
        <table:table-row>
          <table:table-cell office:value-type="float" office:value="26" calcext:value-type="float">
            <text:p>26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29]&gt;0;ROUND([.D29]/([.E29]*10);0);0)" office:value-type="float" calcext:value-type="float"/>
        </table:table-row>
        <table:table-row>
          <table:table-cell office:value-type="float" office:value="27" calcext:value-type="float">
            <text:p>27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30]&gt;0;ROUND([.D30]/([.E30]*10);0);0)" office:value-type="float" calcext:value-type="float"/>
        </table:table-row>
        <table:table-row>
          <table:table-cell office:value-type="float" office:value="28" calcext:value-type="float">
            <text:p>28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31]&gt;0;ROUND([.D31]/([.E31]*10);0);0)" office:value-type="float" calcext:value-type="float"/>
        </table:table-row>
        <table:table-row>
          <table:table-cell office:value-type="float" office:value="29" calcext:value-type="float">
            <text:p>29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32]&gt;0;ROUND([.D32]/([.E32]*10);0);0)" office:value-type="float" calcext:value-type="float"/>
        </table:table-row>
        <table:table-row>
          <table:table-cell office:value-type="float" office:value="30" calcext:value-type="float">
            <text:p>30</text:p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office:value-type="float" calcext:value-type="float" office:value="">
            <text:p/>
          </table:table-cell>
          <table:table-cell table:formula="of:=IF([.D33]&gt;0;ROUND([.D33]/([.E33]*10);0);0)" office:value-type="float" calcext:value-type="float"/>
        </table:table-row>
        <table:table-row table:style-name="ro32" table:visibility="collapse">
          <table:table-cell table:style-name="Default"/>
          <table:table-cell table:style-name="Default" table:formula="of:=SUMIF([.B3:.B32];&quot;&gt;0&quot;)" office:value-type="float" calcext:value-type="float"/>
          <table:table-cell table:style-name="Default" table:formula="of:=ROUND(SUMIF([.C3:.C32];&quot;&gt;0&quot;);0)" office:value-type="float" calcext:value-type="float"/>
          <table:table-cell table:style-name="Default" table:number-columns-repeated="2"/>
        </table:table-row>
        <calcext:conditional-formats>
          <calcext:conditional-format calcext:target-range-address="'Данные (автомат)'.B3:'Данные (автомат)'.D32">
            <calcext:condition calcext:apply-style-name="Excel_CondFormat_2_1_2" calcext:value="&gt;0" calcext:base-cell-address="'Данные (автомат)'.B3"/>
            <calcext:condition calcext:apply-style-name="Default" calcext:value="&gt;-1" calcext:base-cell-address="'Данные (автомат)'.B3"/>
          </calcext:conditional-format>
        </calcext:conditional-formats>
      </table:table>
      <table:table table:name="1 уровень" table:style-name="ta3">
        <office:forms form:automatic-focus="false" form:apply-design-mode="false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18" table:default-cell-style-name="ce29"/>
        <table:table-column table:style-name="co7" table:default-cell-style-name="ce29"/>
        <table:table-column table:style-name="co19" table:default-cell-style-name="ce29"/>
        <table:table-column table:style-name="co7" table:number-columns-repeated="251" table:default-cell-style-name="ce29"/>
        <table:table-column table:style-name="co7" table:number-columns-repeated="767" table:default-cell-style-name="Default"/>
        <table:table-row table:style-name="ro8">
          <table:table-cell/>
          <table:table-cell table:style-name="ce3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6"/>
          <table:table-cell table:number-columns-repeated="1021"/>
        </table:table-row>
        <table:table-row table:style-name="ro9">
          <table:table-cell/>
          <table:table-cell table:style-name="ce37"/>
          <table:table-cell table:style-name="ce53" office:value-type="string" calcext:value-type="string" office:value="2019-03-29">
            <text:p>2019-03-29</text:p>
          </table:table-cell>
          <table:table-cell table:style-name="ce68" table:formula="of:=[.C2]-30" office:value-type="string" calcext:value-type="error"/>
          <table:table-cell table:number-columns-repeated="1020"/>
        </table:table-row>
        <table:table-row table:style-name="ro10"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Параметры</text:p>
          </table:table-cell>
          <table:table-cell table:style-name="ce5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Выпуск ЦБ / ISIN</text:p>
          </table:table-cell>
          <table:table-cell table:style-name="ce55" office:value-type="string" calcext:value-type="string">
            <text:p>Тикер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Эмитент</text:p>
          </table:table-cell>
          <table:table-cell table:style-name="ce55" office:value-type="string" calcext:value-type="string">
            <text:p>Банк России 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бъем выпуска шт.</text:p>
          </table:table-cell>
          <table:table-cell table:style-name="ce56" office:value-type="float" calcext:value-type="float" office:value="500000000">
            <text:p>500000000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сновной рынок:</text:p>
          </table:table-cell>
          <table:table-cell table:style-name="ce5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32"/>
          <table:table-cell table:style-name="ce4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0"/>
          <table:table-cell table:number-columns-repeated="1021"/>
        </table:table-row>
        <table:table-row table:style-name="ro12"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41"/>
          <table:table-cell table:number-columns-repeated="1021"/>
        </table:table-row>
        <table:table-row table:style-name="ro13">
          <table:table-cell table:style-name="ce34"/>
          <table:table-cell table:style-name="ce4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8" office:value-type="string" calcext:value-type="string">
            <text:p>Значение</text:p>
          </table:table-cell>
          <table:table-cell table:style-name="ce69"/>
          <table:table-cell/>
          <table:table-cell table:style-name="ce69"/>
          <table:table-cell table:number-columns-repeated="1018"/>
        </table:table-row>
        <table:table-row table:style-name="ro14">
          <table:table-cell table:style-name="ce34"/>
          <table:table-cell table:style-name="ce43" office:value-type="string" calcext:value-type="string">
            <text:p>Активный рынок, 1-й уровень исходных данных: (ДА/НЕТ)</text:p>
          </table:table-cell>
          <table:table-cell table:style-name="ce59" table:formula="of:=IF(AND([.C12]&gt;4;[.C13]&gt;9;[.C14]&gt;0.0999);&quot;ДА&quot;;&quot;НЕТ&quot;)" office:value-type="string" calcext:value-type="string"/>
          <table:table-cell table:style-name="ce70" office:value-type="string" calcext:value-type="string">
            <text:p><text:s/>Неправильные расчёты!</text:p>
          </table:table-cell>
          <table:table-cell/>
          <table:table-cell table:style-name="ce69"/>
          <table:table-cell table:number-columns-repeated="1018"/>
        </table:table-row>
        <table:table-row table:style-name="ro15">
          <table:table-cell table:style-name="ce34"/>
          <table:table-cell table:style-name="ce4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0" table:formula="of:=[$Данные.C35]" office:value-type="float" calcext:value-type="float"/>
          <table:table-cell table:style-name="ce71" office:value-type="float" calcext:value-type="float" office:value="8">
            <text:p>8</text:p>
          </table:table-cell>
          <table:table-cell table:number-columns-repeated="1020"/>
        </table:table-row>
        <table:table-row table:style-name="ro14">
          <table:table-cell table:style-name="ce34"/>
          <table:table-cell table:style-name="ce44" office:value-type="string" calcext:value-type="string">
            <text:p>Количество совершенных сделок (не менее 10), шт.</text:p>
          </table:table-cell>
          <table:table-cell table:style-name="ce60" table:formula="of:=[$Данные.C34]" office:value-type="float" calcext:value-type="float"/>
          <table:table-cell table:style-name="ce71" office:value-type="float" calcext:value-type="float" office:value="38">
            <text:p>38</text:p>
          </table:table-cell>
          <table:table-cell table:number-columns-repeated="1020"/>
        </table:table-row>
        <table:table-row table:style-name="ro15">
          <table:table-cell table:style-name="ce34"/>
          <table:table-cell table:style-name="ce4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1" table:formula="of:=[$Данные.F34]/[$'1 уровень'.C6]*100" office:value-type="float" calcext:value-type="float"/>
          <table:table-cell table:style-name="ce72" office:value-type="float" calcext:value-type="float" office:value="4.92">
            <text:p>4.92</text:p>
          </table:table-cell>
          <table:table-cell/>
          <table:table-cell table:style-name="ce69"/>
          <table:table-cell table:number-columns-repeated="1018"/>
        </table:table-row>
        <table:table-row table:style-name="ro16">
          <table:table-cell table:style-name="ce34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2" table:formula="of:=IF([.C11]=&quot;ДА&quot;;[$Данные.E4]*10;0)" office:value-type="float" calcext:value-type="float"/>
          <table:table-cell table:style-name="ce71" office:value-type="float" calcext:value-type="float" office:value="1000.16">
            <text:p>1000.16</text:p>
          </table:table-cell>
          <table:table-cell/>
          <table:table-cell table:style-name="ce69"/>
          <table:table-cell table:number-columns-repeated="1018"/>
        </table:table-row>
        <table:table-row table:style-name="ro17">
          <table:table-cell table:style-name="ce33" office:value-type="float" office:value="3" calcext:value-type="float">
            <text:p>3</text:p>
          </table:table-cell>
          <table:table-cell table:style-name="ce4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63"/>
          <table:table-cell table:number-columns-repeated="1021"/>
        </table:table-row>
        <table:table-row table:style-name="ro18">
          <table:table-cell table:style-name="ce35"/>
          <table:table-cell table:style-name="ce4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64"/>
          <table:table-cell table:number-columns-repeated="1021"/>
        </table:table-row>
        <table:table-row table:style-name="ro19">
          <table:table-cell table:style-name="ce34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8"/>
          <table:table-cell table:number-columns-repeated="1021"/>
        </table:table-row>
        <table:table-row table:style-name="ro10">
          <table:table-cell table:style-name="ce34"/>
          <table:table-cell table:style-name="ce49" office:value-type="string" calcext:value-type="string">
            <text:p>Невыполнение одного из критериев активности рынка: (ДА/НЕТ)</text:p>
          </table:table-cell>
          <table:table-cell table:style-name="ce65"/>
          <table:table-cell table:number-columns-repeated="1021"/>
        </table:table-row>
        <table:table-row table:style-name="ro14">
          <table:table-cell table:style-name="ce34"/>
          <table:table-cell table:style-name="ce50" office:value-type="string" calcext:value-type="string">
            <text:p>Корректировка на низкую активность рынка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31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/>
          <table:table-cell table:number-columns-repeated="1021"/>
        </table:table-row>
        <table:table-row table:style-name="ro21">
          <table:table-cell table:style-name="ce33"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2">
          <table:table-cell table:style-name="ce34"/>
          <table:table-cell table:style-name="ce4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3">
          <table:table-cell table:style-name="ce34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8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5">
          <table:table-cell table:style-name="ce33"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D$12]);NOT([.$C$13]=[.$D$13]);NOT((ROUND([.$C$14];2)=[.$D$14]));NOT([.$C$15]=[.$D$15]))))" calcext:base-cell-address="'1 уровень'.D11"/>
          </calcext:conditional-format>
        </calcext:conditional-formats>
      </table:table>
      <table:table table:name="Эмиссия" table:style-name="ta4">
        <office:forms form:automatic-focus="false" form:apply-design-mode="false"/>
        <table:table-column table:style-name="co15" table:default-cell-style-name="ce29"/>
        <table:table-column table:style-name="co16" table:default-cell-style-name="ce29"/>
        <table:table-column table:style-name="co17" table:default-cell-style-name="ce29"/>
        <table:table-column table:style-name="co7" table:number-columns-repeated="254" table:default-cell-style-name="ce29"/>
        <table:table-column table:style-name="co7" table:number-columns-repeated="767" table:default-cell-style-name="Default"/>
        <table:table-row table:style-name="ro27">
          <table:table-cell/>
          <table:table-cell table:style-name="ce3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6"/>
          <table:table-cell table:number-columns-repeated="1021"/>
        </table:table-row>
        <table:table-row table:style-name="ro28">
          <table:table-cell/>
          <table:table-cell table:style-name="ce37"/>
          <table:table-cell table:style-name="ce74" table:formula="of:=[$'1 уровень'.C2]" office:value-type="string" calcext:value-type="string"/>
          <table:table-cell table:number-columns-repeated="1021"/>
        </table:table-row>
        <table:table-row table:style-name="ro10"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Параметры</text:p>
          </table:table-cell>
          <table:table-cell table:style-name="ce5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Выпуск ЦБ / ISIN</text:p>
          </table:table-cell>
          <table:table-cell table:style-name="ce75" table:formula="of:=[$'1 уровень'.C4]" office:value-type="string" calcext:value-type="string"/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Эмитент</text:p>
          </table:table-cell>
          <table:table-cell table:style-name="ce75" table:formula="of:=[$'1 уровень'.C5]" office:value-type="string" calcext:value-type="string"/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бъем выпуска шт.</text:p>
          </table:table-cell>
          <table:table-cell table:style-name="ce76" table:formula="of:=[$'1 уровень'.C6]" office:value-type="float" calcext:value-type="float"/>
          <table:table-cell table:number-columns-repeated="1021"/>
        </table:table-row>
        <table:table-row table:style-name="ro10">
          <table:table-cell table:style-name="ce31"/>
          <table:table-cell table:style-name="ce39" office:value-type="string" calcext:value-type="string">
            <text:p>Основной рынок:</text:p>
          </table:table-cell>
          <table:table-cell table:style-name="ce7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32"/>
          <table:table-cell table:style-name="ce4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40"/>
          <table:table-cell table:number-columns-repeated="1021"/>
        </table:table-row>
        <table:table-row table:style-name="ro12">
          <table:table-cell table:style-name="ce34" office:value-type="float" office:value="2" calcext:value-type="float">
            <text:p>2</text:p>
          </table:table-cell>
          <table:table-cell table:style-name="ce7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73"/>
          <table:table-cell table:number-columns-repeated="1021"/>
        </table:table-row>
        <table:table-row table:style-name="ro13">
          <table:table-cell table:style-name="ce34"/>
          <table:table-cell table:style-name="ce4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8" office:value-type="string" calcext:value-type="string">
            <text:p>Значение</text:p>
          </table:table-cell>
          <table:table-cell table:number-columns-repeated="1021"/>
        </table:table-row>
        <table:table-row table:style-name="ro10">
          <table:table-cell table:style-name="ce34"/>
          <table:table-cell table:style-name="ce43" office:value-type="string" calcext:value-type="string">
            <text:p>Активный рынок, 1-й уровень исходных данных: (ДА/НЕТ)</text:p>
          </table:table-cell>
          <table:table-cell table:style-name="ce78" table:formula="of:=[$'1 уровень'.C11]" office:value-type="string" calcext:value-type="string"/>
          <table:table-cell table:number-columns-repeated="1021"/>
        </table:table-row>
        <table:table-row table:style-name="ro29">
          <table:table-cell table:style-name="ce34"/>
          <table:table-cell table:style-name="ce4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60" table:formula="of:=[$'1 уровень'.C12]" office:value-type="float" calcext:value-type="float"/>
          <table:table-cell table:number-columns-repeated="1021"/>
        </table:table-row>
        <table:table-row table:style-name="ro14">
          <table:table-cell table:style-name="ce34"/>
          <table:table-cell table:style-name="ce44" office:value-type="string" calcext:value-type="string">
            <text:p>Количество совершенных сделок (не менее 10), шт.</text:p>
          </table:table-cell>
          <table:table-cell table:style-name="ce60" table:formula="of:=[$'1 уровень'.C13]" office:value-type="float" calcext:value-type="float"/>
          <table:table-cell table:number-columns-repeated="1021"/>
        </table:table-row>
        <table:table-row table:style-name="ro29">
          <table:table-cell table:style-name="ce34"/>
          <table:table-cell table:style-name="ce4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61" table:formula="of:=[$'1 уровень'.C14]" office:value-type="float" calcext:value-type="float"/>
          <table:table-cell table:number-columns-repeated="1021"/>
        </table:table-row>
        <table:table-row table:style-name="ro18">
          <table:table-cell table:style-name="ce34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 table:formula="of:=[$'1 уровень'.C15]" office:value-type="float" calcext:value-type="float"/>
          <table:table-cell table:number-columns-repeated="1021"/>
        </table:table-row>
        <table:table-row table:style-name="ro17">
          <table:table-cell table:style-name="ce33" office:value-type="float" office:value="3" calcext:value-type="float">
            <text:p>3</text:p>
          </table:table-cell>
          <table:table-cell table:style-name="ce4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9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35"/>
          <table:table-cell table:style-name="ce4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80" office:value-type="string" calcext:value-type="string">
            <text:p>-</text:p>
          </table:table-cell>
          <table:table-cell table:number-columns-repeated="1021"/>
        </table:table-row>
        <table:table-row table:style-name="ro30">
          <table:table-cell table:style-name="ce34" office:value-type="float" office:value="4" calcext:value-type="float">
            <text:p>4</text:p>
          </table:table-cell>
          <table:table-cell table:style-name="ce4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8"/>
          <table:table-cell table:number-columns-repeated="1021"/>
        </table:table-row>
        <table:table-row table:style-name="ro10">
          <table:table-cell table:style-name="ce34"/>
          <table:table-cell table:style-name="ce49" office:value-type="string" calcext:value-type="string">
            <text:p>Невыполнение одного из критериев активности рынка: (ДА/НЕТ)</text:p>
          </table:table-cell>
          <table:table-cell table:style-name="ce65" office:value-type="string" calcext:value-type="string">
            <text:p>-</text:p>
          </table:table-cell>
          <table:table-cell table:number-columns-repeated="1021"/>
        </table:table-row>
        <table:table-row table:style-name="ro14">
          <table:table-cell table:style-name="ce34"/>
          <table:table-cell table:style-name="ce50" office:value-type="string" calcext:value-type="string">
            <text:p>Корректировка на низкую активность рынка</text:p>
          </table:table-cell>
          <table:table-cell table:style-name="ce61" office:value-type="string" calcext:value-type="string">
            <text:p>-</text:p>
          </table:table-cell>
          <table:table-cell table:number-columns-repeated="1021"/>
        </table:table-row>
        <table:table-row table:style-name="ro20">
          <table:table-cell table:style-name="ce31"/>
          <table:table-cell table:style-name="ce45" office:value-type="string" calcext:value-type="string">
            <text:p>Справедливая стоимость ценной бумаги руб.</text:p>
          </table:table-cell>
          <table:table-cell table:style-name="ce66" office:value-type="string" calcext:value-type="string">
            <text:p>-</text:p>
          </table:table-cell>
          <table:table-cell table:number-columns-repeated="1021"/>
        </table:table-row>
        <table:table-row table:style-name="ro21">
          <table:table-cell table:style-name="ce33" office:value-type="float" office:value="5" calcext:value-type="float">
            <text:p>5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2">
          <table:table-cell table:style-name="ce34"/>
          <table:table-cell table:style-name="ce4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3">
          <table:table-cell table:style-name="ce34" office:value-type="float" office:value="6" calcext:value-type="float">
            <text:p>6</text:p>
          </table:table-cell>
          <table:table-cell table:style-name="ce48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8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5">
          <table:table-cell table:style-name="ce33" office:value-type="float" office:value="7" calcext:value-type="float">
            <text:p>7</text:p>
          </table:table-cell>
          <table:table-cell table:style-name="ce51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51"/>
          <table:table-cell table:number-columns-repeated="1021"/>
        </table:table-row>
        <table:table-row table:style-name="ro24">
          <table:table-cell table:style-name="ce34"/>
          <table:table-cell table:style-name="ce4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8"/>
          <table:table-cell table:number-columns-repeated="1021"/>
        </table:table-row>
        <table:table-row table:style-name="ro18">
          <table:table-cell table:style-name="ce35"/>
          <table:table-cell table:style-name="ce52" office:value-type="string" calcext:value-type="string">
            <text:p>Принимаемая Справедливая стоимость ценной бумаги руб.</text:p>
          </table:table-cell>
          <table:table-cell table:style-name="ce6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7">
        <office:forms form:automatic-focus="false" form:apply-design-mode="false"/>
        <table:table-column table:style-name="co15" table:default-cell-style-name="ce109"/>
        <table:table-column table:style-name="co16" table:default-cell-style-name="ce109"/>
        <table:table-column table:style-name="co17" table:default-cell-style-name="ce109"/>
        <table:table-column table:style-name="co8" table:visibility="collapse" table:default-cell-style-name="ce109"/>
        <table:table-column table:style-name="co7" table:number-columns-repeated="253" table:default-cell-style-name="ce109"/>
        <table:table-column table:style-name="co7" table:number-columns-repeated="767" table:default-cell-style-name="Default"/>
        <table:table-row table:style-name="ro27">
          <table:table-cell/>
          <table:table-cell table:style-name="ce116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16"/>
          <table:table-cell table:number-columns-repeated="1021"/>
        </table:table-row>
        <table:table-row table:style-name="ro9">
          <table:table-cell/>
          <table:table-cell table:style-name="ce117"/>
          <table:table-cell table:style-name="ce154" table:formula="of:=[$'1 уровень'.C2]" office:value-type="string" calcext:value-type="string"/>
          <table:table-cell table:number-columns-repeated="1021"/>
        </table:table-row>
        <table:table-row table:style-name="ro10"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Параметры</text:p>
          </table:table-cell>
          <table:table-cell table:style-name="ce134" office:value-type="string" calcext:value-type="string">
            <text:p>Значения</text:p>
          </table:table-cell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Выпуск ЦБ / ISIN</text:p>
          </table:table-cell>
          <table:table-cell table:style-name="ce155" table:formula="of:=[$'1 уровень'.C4]" office:value-type="string" calcext:value-type="string"/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Эмитент</text:p>
          </table:table-cell>
          <table:table-cell table:style-name="ce155" table:formula="of:=[$'1 уровень'.C5]" office:value-type="string" calcext:value-type="string"/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Объем выпуска шт.</text:p>
          </table:table-cell>
          <table:table-cell table:style-name="ce156" table:formula="of:=[$'1 уровень'.C6]" office:value-type="float" calcext:value-type="float"/>
          <table:table-cell table:number-columns-repeated="1021"/>
        </table:table-row>
        <table:table-row table:style-name="ro10">
          <table:table-cell table:style-name="ce111"/>
          <table:table-cell table:style-name="ce119" office:value-type="string" calcext:value-type="string">
            <text:p>Основной рынок:</text:p>
          </table:table-cell>
          <table:table-cell table:style-name="ce157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11">
          <table:table-cell table:style-name="ce112"/>
          <table:table-cell table:style-name="ce120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20"/>
          <table:table-cell table:number-columns-repeated="1021"/>
        </table:table-row>
        <table:table-row table:style-name="ro12">
          <table:table-cell table:style-name="ce114" office:value-type="float" office:value="2" calcext:value-type="float">
            <text:p>2</text:p>
          </table:table-cell>
          <table:table-cell table:style-name="ce15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53"/>
          <table:table-cell table:number-columns-repeated="1021"/>
        </table:table-row>
        <table:table-row table:style-name="ro13">
          <table:table-cell table:style-name="ce114"/>
          <table:table-cell table:style-name="ce122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8" office:value-type="string" calcext:value-type="string">
            <text:p>Значение</text:p>
          </table:table-cell>
          <table:table-cell table:number-columns-repeated="1021"/>
        </table:table-row>
        <table:table-row table:style-name="ro10">
          <table:table-cell table:style-name="ce114"/>
          <table:table-cell table:style-name="ce124" office:value-type="string" calcext:value-type="string">
            <text:p>Активный рынок, 1-й уровень исходных данных: (ДА/НЕТ)</text:p>
          </table:table-cell>
          <table:table-cell table:style-name="ce161" table:formula="of:=[$'1 уровень'.C11]" office:value-type="string" calcext:value-type="string"/>
          <table:table-cell table:number-columns-repeated="1021"/>
        </table:table-row>
        <table:table-row table:style-name="ro29">
          <table:table-cell table:style-name="ce114"/>
          <table:table-cell table:style-name="ce124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40" table:formula="of:=[$'1 уровень'.C12]" office:value-type="float" calcext:value-type="float"/>
          <table:table-cell table:formula="of:=IF([.C12]&gt;4;1;0)" office:value-type="float" calcext:value-type="float"/>
          <table:table-cell table:number-columns-repeated="1020"/>
        </table:table-row>
        <table:table-row table:style-name="ro14">
          <table:table-cell table:style-name="ce114"/>
          <table:table-cell table:style-name="ce124" office:value-type="string" calcext:value-type="string">
            <text:p>Количество совершенных сделок (не менее 10), шт.</text:p>
          </table:table-cell>
          <table:table-cell table:style-name="ce140" table:formula="of:=[$'1 уровень'.C13]" office:value-type="float" calcext:value-type="float"/>
          <table:table-cell table:formula="of:=IF([.C13]&gt;9;1;0)" office:value-type="float" calcext:value-type="float"/>
          <table:table-cell table:number-columns-repeated="1020"/>
        </table:table-row>
        <table:table-row table:style-name="ro29">
          <table:table-cell table:style-name="ce114"/>
          <table:table-cell table:style-name="ce124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41" table:formula="of:=[$'1 уровень'.C14]" office:value-type="float" calcext:value-type="float"/>
          <table:table-cell table:formula="of:=IF([.C14]&gt;0.0999;1;0)" office:value-type="float" calcext:value-type="float"/>
          <table:table-cell table:number-columns-repeated="1020"/>
        </table:table-row>
        <table:table-row table:style-name="ro18">
          <table:table-cell table:style-name="ce114"/>
          <table:table-cell table:style-name="ce125" office:value-type="string" calcext:value-type="string">
            <text:p>Справедливая стоимость ценной бумаги руб.</text:p>
          </table:table-cell>
          <table:table-cell table:style-name="ce146" table:formula="of:=[$'1 уровень'.C15]" office:value-type="float" calcext:value-type="float"/>
          <table:table-cell table:formula="of:=[.D12]+[.D13]+[.D14]" office:value-type="float" calcext:value-type="float"/>
          <table:table-cell table:number-columns-repeated="1020"/>
        </table:table-row>
        <table:table-row table:style-name="ro17">
          <table:table-cell table:style-name="ce113" office:value-type="float" office:value="3" calcext:value-type="float">
            <text:p>3</text:p>
          </table:table-cell>
          <table:table-cell table:style-name="ce126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43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115"/>
          <table:table-cell table:style-name="ce127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44" office:value-type="string" calcext:value-type="string">
            <text:p>-</text:p>
          </table:table-cell>
          <table:table-cell table:number-columns-repeated="1021"/>
        </table:table-row>
        <table:table-row table:style-name="ro38">
          <table:table-cell table:style-name="ce114" office:value-type="float" office:value="4" calcext:value-type="float">
            <text:p>4</text:p>
          </table:table-cell>
          <table:table-cell table:style-name="ce128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8"/>
          <table:table-cell table:number-columns-repeated="1021"/>
        </table:table-row>
        <table:table-row table:style-name="ro10">
          <table:table-cell table:style-name="ce114"/>
          <table:table-cell table:style-name="ce129" office:value-type="string" calcext:value-type="string">
            <text:p>Невыполнение одного из критериев активности рынка: (ДА/НЕТ)</text:p>
          </table:table-cell>
          <table:table-cell table:style-name="ce162" table:formula="of:=IF([.D15]=2;&quot;ДА&quot;;&quot;НЕТ&quot;)" office:value-type="string" calcext:value-type="string"/>
          <table:table-cell table:number-columns-repeated="1021"/>
        </table:table-row>
        <table:table-row table:style-name="ro14">
          <table:table-cell table:style-name="ce114"/>
          <table:table-cell table:style-name="ce130" office:value-type="string" calcext:value-type="string">
            <text:p>Корректировка на низкую активность рынка</text:p>
          </table:table-cell>
          <table:table-cell table:style-name="ce141" office:value-type="float" office:value="0.99" calcext:value-type="float">
            <text:p>0,99</text:p>
          </table:table-cell>
          <table:table-cell table:number-columns-repeated="1021"/>
        </table:table-row>
        <table:table-row table:style-name="ro20">
          <table:table-cell table:style-name="ce111"/>
          <table:table-cell table:style-name="ce125" office:value-type="string" calcext:value-type="string">
            <text:p>Справедливая стоимость ценной бумаги руб.</text:p>
          </table:table-cell>
          <table:table-cell table:style-name="ce146" table:formula="of:=IF([.C19]=&quot;ДА&quot;;[$Данные.E4]*10*0.99;&quot;-&quot;)" office:value-type="string" calcext:value-type="string"/>
          <table:table-cell table:number-columns-repeated="1021"/>
        </table:table-row>
        <table:table-row table:style-name="ro21">
          <table:table-cell table:style-name="ce113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31"/>
          <table:table-cell table:number-columns-repeated="1021"/>
        </table:table-row>
        <table:table-row table:style-name="ro22">
          <table:table-cell table:style-name="ce114"/>
          <table:table-cell table:style-name="ce124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4"/>
          <table:table-cell table:number-columns-repeated="1021"/>
        </table:table-row>
        <table:table-row table:style-name="ro23">
          <table:table-cell table:style-name="ce114" office:value-type="float" office:value="6" calcext:value-type="float">
            <text:p>6</text:p>
          </table:table-cell>
          <table:table-cell table:style-name="ce128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8"/>
          <table:table-cell table:number-columns-repeated="1021"/>
        </table:table-row>
        <table:table-row table:style-name="ro24">
          <table:table-cell table:style-name="ce114"/>
          <table:table-cell table:style-name="ce124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7"/>
          <table:table-cell table:number-columns-repeated="1021"/>
        </table:table-row>
        <table:table-row table:style-name="ro25">
          <table:table-cell table:style-name="ce113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31"/>
          <table:table-cell table:number-columns-repeated="1021"/>
        </table:table-row>
        <table:table-row table:style-name="ro24">
          <table:table-cell table:style-name="ce114"/>
          <table:table-cell table:style-name="ce124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8"/>
          <table:table-cell table:number-columns-repeated="1021"/>
        </table:table-row>
        <table:table-row table:style-name="ro18">
          <table:table-cell table:style-name="ce115"/>
          <table:table-cell table:style-name="ce132" office:value-type="string" calcext:value-type="string">
            <text:p>Принимаемая Справедливая стоимость ценной бумаги руб.</text:p>
          </table:table-cell>
          <table:table-cell table:style-name="ce147"/>
          <table:table-cell table:number-columns-repeated="1021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6" table:number-rows-repeated="3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6" table:number-rows-repeated="1048538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.00.0000</text:date>, <text:time style:data-style-name="N2" text:time-value="10:05:27.72022330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08T10:05:34.689364765</dc:date>
    <meta:editing-cycles>23</meta:editing-cycles>
    <meta:editing-duration>PT57M39S</meta:editing-duration>
    <meta:generator>LibreOffice/5.2.3.3$Linux_X86_64 LibreOffice_project/20m0$Build-3</meta:generator>
    <meta:document-statistic meta:table-count="5" meta:cell-count="415" meta:object-count="0"/>
  </office:meta>
</office:document-meta>
</file>